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anie do kogóż</text:span><text:span text:style-name="T1"><text:line-break/></text:span><text:span text:style-name="T1">pójdziemy dziś</text:span><text:span text:style-name="T1"><text:line-break/></text:span><text:span text:style-name="T1">U Ciebie jest uleczenie.</text:span><text:span text:style-name="T1"><text:line-break/></text:span><text:span text:style-name="T1">Panie,</text:span><text:span text:style-name="T1"><text:line-break/></text:span><text:span text:style-name="T1">do kogóż pójdziemy dziś,</text:span><text:span text:style-name="T1"><text:line-break/></text:span><text:span text:style-name="T1">U Ciebie jest uzdrowienie.</text:span><text:span text:style-name="T1"><text:line-break/></text:span><text:span text:style-name="T1">Panie,</text:span><text:span text:style-name="T1"><text:line-break/></text:span><text:span text:style-name="T1">do kogóż pójdziemy dziś,</text:span><text:span text:style-name="T1"><text:line-break/></text:span><text:span text:style-name="T1">U Ciebie jest zrozumi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,</text:span><text:span text:style-name="T1"><text:line-break/></text:span><text:span text:style-name="T1">do kogóż </text:span><text:span text:style-name="T1">pójdziemy dziś,</text:span><text:span text:style-name="T1"><text:line-break/></text:span><text:span text:style-name="T1">Przyjmij od nas </text:span><text:span text:style-name="T1">uwielbienie.</text:span><text:span text:style-name="T1"><text:line-break/></text:span><text:span text:style-name="T1">Sam powiedziałeś nam:</text:span><text:span text:style-name="T1"><text:line-break/></text:span><text:span text:style-name="T1">„Proście o co chcecie,</text:span><text:span text:style-name="T1"><text:line-break/></text:span><text:span text:style-name="T1">a dam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anie do kogóż</text:span><text:span text:style-name="T1"><text:line-break/></text:span><text:span text:style-name="T1">pójdziemy dziś</text:span><text:span text:style-name="T1"><text:line-break/></text:span><text:span text:style-name="T1">U Ciebie jest objawienie.</text:span><text:span text:style-name="T1"><text:line-break/></text:span><text:span text:style-name="T1">Panie,</text:span><text:span text:style-name="T1"><text:line-break/></text:span><text:span text:style-name="T1">do kogóż pójdziemy dziś,</text:span><text:span text:style-name="T1"><text:line-break/></text:span><text:span text:style-name="T1">U Ciebie jest oświecenie.</text:span><text:span text:style-name="T1"><text:line-break/></text:span><text:span text:style-name="T1">Panie,</text:span><text:span text:style-name="T1"><text:line-break/></text:span><text:span text:style-name="T1">do kogóż pójdziemy dziś,</text:span><text:span text:style-name="T1"><text:line-break/></text:span><text:span text:style-name="T1">U Ciebie jest zrozumi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,</text:span><text:span text:style-name="T1"><text:line-break/></text:span><text:span text:style-name="T1">do kogóż </text:span><text:span text:style-name="T1">pójdziemy dziś,</text:span><text:span text:style-name="T1"><text:line-break/></text:span><text:span text:style-name="T1">Przyjmij od nas </text:span><text:span text:style-name="T1">uwielbienie.</text:span><text:span text:style-name="T1"><text:line-break/></text:span><text:span text:style-name="T1">Sam powiedziałeś nam:</text:span><text:span text:style-name="T1"><text:line-break/></text:span><text:span text:style-name="T1">„Proście o co chcecie,</text:span><text:span text:style-name="T1"><text:line-break/></text:span><text:span text:style-name="T1">a dam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Panie do kogóż</text:span><text:span text:style-name="T1"><text:line-break/></text:span><text:span text:style-name="T1">pójdziemy dziś</text:span><text:span text:style-name="T1"><text:line-break/></text:span><text:span text:style-name="T1">U Ciebie jest </text:span><text:span text:style-name="T1">wyzwolenie.</text:span><text:span text:style-name="T1"><text:line-break/></text:span><text:span text:style-name="T1">Panie, do kogóż pójdziemy dziś,</text:span><text:span text:style-name="T1"><text:line-break/></text:span><text:span text:style-name="T1">U Ciebie jest</text:span><text:span text:style-name="T1"><text:line-break/></text:span><text:span text:style-name="T1">zmartwychwstanie.</text:span><text:span text:style-name="T1"><text:line-break/></text:span><text:span text:style-name="T1">Panie,</text:span><text:span text:style-name="T1"><text:line-break/></text:span><text:span text:style-name="T1">do kogóż pójdziemy dziś,</text:span><text:span text:style-name="T1"><text:line-break/></text:span><text:span text:style-name="T1">U Ciebie jest wybawi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,</text:span><text:span text:style-name="T1"><text:line-break/></text:span><text:span text:style-name="T1">do kogóż </text:span><text:span text:style-name="T1">pójdziemy dziś,</text:span><text:span text:style-name="T1"><text:line-break/></text:span><text:span text:style-name="T1">Przyjmij od nas </text:span><text:span text:style-name="T1">uwielbienie.</text:span><text:span text:style-name="T1"><text:line-break/></text:span><text:span text:style-name="T1">Sam powiedziałeś nam:</text:span><text:span text:style-name="T1"><text:line-break/></text:span><text:span text:style-name="T1">„Proście o co chcecie,</text:span><text:span text:style-name="T1"><text:line-break/></text:span><text:span text:style-name="T1">a dam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Panie do kogóż</text:span><text:span text:style-name="T1"><text:line-break/></text:span><text:span text:style-name="T1">pójdziemy dziś</text:span><text:span text:style-name="T1"><text:line-break/></text:span><text:span text:style-name="T1">U Ciebie jest odkupienie.</text:span><text:span text:style-name="T1"><text:line-break/></text:span><text:span text:style-name="T1">Panie,</text:span><text:span text:style-name="T1"><text:line-break/></text:span><text:span text:style-name="T1">do kogóż pójdziemy dziś,</text:span><text:span text:style-name="T1"><text:line-break/></text:span><text:span text:style-name="T1">U Ciebie jest odrodzenie.</text:span><text:span text:style-name="T1"><text:line-break/></text:span><text:span text:style-name="T1">Panie,</text:span><text:span text:style-name="T1"><text:line-break/></text:span><text:span text:style-name="T1">do kogóż pójdziemy dziś,</text:span><text:span text:style-name="T1"><text:line-break/></text:span><text:span text:style-name="T1">U Ciebie jest nawróc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,</text:span><text:span text:style-name="T1"><text:line-break/></text:span><text:span text:style-name="T1">do kogóż </text:span><text:span text:style-name="T1">pójdziemy dziś,</text:span><text:span text:style-name="T1"><text:line-break/></text:span><text:span text:style-name="T1">Przyjmij od nas </text:span><text:span text:style-name="T1">uwielbienie.</text:span><text:span text:style-name="T1"><text:line-break/></text:span><text:span text:style-name="T1">Sam powiedziałeś nam:</text:span><text:span text:style-name="T1"><text:line-break/></text:span><text:span text:style-name="T1">„Proście o co chcecie,</text:span><text:span text:style-name="T1"><text:line-break/></text:span><text:span text:style-name="T1">a dam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6:36:31</meta:creation-date>
    <dc:creator>Rafał Talacha</dc:creator>
    <dc:date>2009-01-27T14:01:08</dc:date>
    <dc:language>pl-PL</dc:language>
    <meta:editing-cycles>7</meta:editing-cycles>
    <meta:editing-duration>PT7M56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